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egatingPhaseListenerMulticaster.getDelegates( FacesContext faces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egatingPhaseListenerMulticaster.getWebApplicationContext( FacesContext faces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PhaseListenerMulticaster.getPhas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PhaseListenerMulticaster.getBeanFactory( FacesContext faces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PhaseListenerMulticaster.beforePhase( Phase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legatingPhaseListenerMulticaster.afterPhase( Phase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